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Ugefallen</text:p>
          </table:table-cell>
          <table:table-cell office:value-type="string">
            <text:p>Uwieder</text:p>
          </table:table-cell>
          <table:table-cell office:value-type="string">
            <text:p>Rwieder</text:p>
          </table:table-cell>
          <table:table-cell office:value-type="string">
            <text:p>Rkompetent</text:p>
          </table:table-cell>
          <table:table-cell office:value-type="string">
            <text:p>Rabsprache</text:p>
          </table:table-cell>
          <table:table-cell office:value-type="string">
            <text:p>Ualtersgerecht</text:p>
          </table:table-cell>
          <table:table-cell office:value-type="string">
            <text:p>Upassung</text:p>
          </table:table-cell>
          <table:table-cell office:value-type="string">
            <text:p>Reingehen</text:p>
          </table:table-cell>
          <table:table-cell office:value-type="string">
            <text:p>Maltersgerecht</text:p>
          </table:table-cell>
          <table:table-cell office:value-type="string">
            <text:p>Sinteressant</text:p>
          </table:table-cell>
          <table:table-cell office:value-type="string">
            <text:p>Sspass</text:p>
          </table:table-cell>
          <table:table-cell office:value-type="string">
            <text:p>Rverstaendlich</text:p>
          </table:table-cell>
          <table:table-cell office:value-type="string">
            <text:p>Sverstanden</text:p>
          </table:table-cell>
          <table:table-cell office:value-type="string">
            <text:p>Ogut</text:p>
          </table:table-cell>
          <table:table-cell office:value-type="string">
            <text:p>Onicht</text:p>
          </table:table-cell>
          <table:table-cell office:value-type="string">
            <text:p>Overbesserung</text:p>
          </table:table-cell>
          <table:table-cell office:value-type="string">
            <text:p>geschlecht</text:p>
          </table:table-cell>
          <table:table-cell office:value-type="string">
            <text:p>jahreberuf</text:p>
          </table:table-cell>
          <table:table-cell office:value-type="string">
            <text:p>vorerfahrung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ut überlegt, nicht zuviele Inhalte, Bsp.artikel gut gewählt</text:p>
          </table:table-cell>
          <table:table-cell office:value-type="string">
            <text:p>NA</text:p>
          </table:table-cell>
          <table:table-cell office:value-type="string">
            <text:p>Präsentationsmaterial etwas anschauliche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gut</text:p>
          </table:table-cell>
        </table:table-row>
      </table:table>
      <table:table table:name="erklaerung" table:style-name="ta1" table:print="false">
        <table:table-column table:style-name="co1" table:default-cell-style-name="Default"/>
        <table:table-row table:style-name="ro1">
          <table:table-cell office:value-type="string">
            <text:p>Multiplichoice Fragen am Anfang werden von 1 für „stimmt nicht“ bis 4 „stimmt“ codiert</text:p>
          </table:table-cell>
        </table:table-row>
        <table:table-row table:style-name="ro1">
          <table:table-cell office:value-type="string">
            <text:p>Falls etwas nicht angegeben wurde, so in das Feld NA eintragen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19.02.2012</text:date>, <text:time>10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ium </meta:initial-creator>
    <meta:creation-date>2012-02-07T22:22:00</meta:creation-date>
    <meta:generator>LibreOffice/3.3$Unix LibreOffice_project/330m19$Build-401</meta:generator>
    <dc:date>2012-02-19T10:32:07</dc:date>
    <dc:creator>Studium </dc:creator>
    <meta:editing-duration>PT9M6S</meta:editing-duration>
    <meta:editing-cycles>7</meta:editing-cycles>
    <meta:document-statistic meta:table-count="2" meta:cell-count="40" meta:object-count="0"/>
  </office:meta>
</office:document-meta>
</file>